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14.64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54.22mm"/>
    </style:style>
    <style:style style:name="co6" style:family="table-column">
      <style:table-column-properties fo:break-before="auto" style:column-width="76.01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45.81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/>
    </style:style>
    <style:style style:name="ce26" style:family="table-cell" style:parent-style-name="Default">
      <style:table-cell-properties fo:wrap-option="no-wrap"/>
      <style:text-properties style:font-name="Liberation Sans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2">
      <style:table-cell-properties style:text-align-source="fix" style:repeat-content="fals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Liberation Sans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2">
      <style:text-properties style:font-name="Liberation Sans"/>
    </style:style>
    <style:style style:name="ce33" style:family="table-cell" style:parent-style-name="Default" style:data-style-name="N102"/>
  </office:automatic-styles>
  <office:body>
    <office:spreadsheet>
      <table:calculation-settings table:automatic-find-labels="false" table:use-regular-expressions="false" table:use-wildcards="true"/>
      <table:table table:name="cmio" table:style-name="ta1" table:print-ranges="cmio.B1:cmio.N26">
        <table:table-column table:style-name="co1" table:default-cell-style-name="ce23"/>
        <table:table-column table:style-name="co2" table:default-cell-style-name="ce23"/>
        <table:table-column table:style-name="co3" table:visibility="collapse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2" table:number-columns-repeated="1008" table:default-cell-style-name="ce2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/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roduc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atasheet URL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Total</text:p>
          </table:table-cell>
          <table:table-cell office:value-type="string" calcext:value-type="string">
            <text:p>Cost (Per Pack)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FP09-2-1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_TFP09_2_12B</text:p>
          </table:table-cell>
          <table:table-cell office:value-type="string" calcext:value-type="string">
            <text:p>SD Card Slot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<text:a xlink:href="https://www.aliexpress.com/item/10Pcs-TransFlash-TF-Micro-Memory-SD-Card-Self-eject-Socket-Plug-Adapter/32637089909.html" xlink:type="simple">32637089909</text:a></text:p>
          </table:table-cell>
          <table:table-cell office:value-type="string" calcext:value-type="string">
            <text:p>Centenary Materials</text:p>
          </table:table-cell>
          <table:table-cell table:style-name="ce31" office:value-type="string" calcext:value-type="string">
            <text:p>104554/TFP09-2-12B</text:p>
          </table:table-cell>
          <table:table-cell office:value-type="string" calcext:value-type="string">
            <text:p><text:a xlink:href="http://images.100y.com.tw/pdf_file/10-TFP09-2-12B.pdf" xlink:type="simple">URL</text:a>/<text:a xlink:href="http://us.100y.com.tw/viewproduct.asp?MNo=104554" xlink:type="simple">URL</text:a></text:p>
          </table:table-cell>
          <table:table-cell table:style-name="Default" office:value-type="float" office:value="0.055" calcext:value-type="float">
            <text:p>0.055</text:p>
          </table:table-cell>
          <table:table-cell table:style-name="Default" table:formula="of:=[.L2]*[.D2]" office:value-type="float" office:value="0.055" calcext:value-type="float">
            <text:p>0.055</text:p>
          </table:table-cell>
          <table:table-cell table:style-name="ce32" office:value-type="currency" office:currency="GBP" office:value="0.55" calcext:value-type="currency">
            <text:p>£0.5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_Header_Straight_2x10_Pitch2.54mm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1</text:p>
          </table:table-cell>
          <table:table-cell office:value-type="string" calcext:value-type="string">
            <text:p>2.54mm Pitch, SMD, 20-Pi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pcb-headers/6737339/" xlink:type="simple">673-7339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5278-101-16LF</text:p>
          </table:table-cell>
          <table:table-cell office:value-type="string" calcext:value-type="string">
            <text:p><text:a xlink:href="http://docs-europe.electrocomponents.com/webdocs/0d78/0900766b80d782a4.pdf" xlink:type="simple">URL</text:a></text:p>
          </table:table-cell>
          <table:table-cell table:style-name="Default" office:value-type="float" office:value="0.542" calcext:value-type="float">
            <text:p>0.542</text:p>
          </table:table-cell>
          <table:table-cell table:style-name="Default" table:formula="of:=[.L3]*[.D3]" office:value-type="float" office:value="0.542" calcext:value-type="float">
            <text:p>0.542</text:p>
          </table:table-cell>
          <table:table-cell table:style-name="ce32" table:formula="of:=[.L3]*5" office:value-type="currency" office:currency="GBP" office:value="2.71" calcext:value-type="currency">
            <text:p>£2.7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,C4,C6,C7</text:p>
          </table:table-cell>
          <table:table-cell office:value-type="string" calcext:value-type="string">
            <text:p>C_0805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eramic Cap, &gt;6V, 080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ceramic-multilayer-capacitors/6983579/" xlink:type="simple">698-3579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805ZD475KAT2A</text:p>
          </table:table-cell>
          <table:table-cell office:value-type="string" calcext:value-type="string">
            <text:p><text:a xlink:href="http://docs-europe.electrocomponents.com/webdocs/0def/0900766b80def1a5.pdf" xlink:type="simple">URL</text:a>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table:formula="of:=[.L4]*[.D4]" office:value-type="float" office:value="0.162" calcext:value-type="float">
            <text:p>0.162</text:p>
          </table:table-cell>
          <table:table-cell table:style-name="ce32" office:value-type="currency" office:currency="GBP" office:value="0.27" calcext:value-type="currency">
            <text:p>£0.2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eramic Cap, &gt;6V, 080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ceramic-multilayer-capacitors/2644371/" xlink:type="simple">264-4371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0805C103K5RACTU</text:p>
          </table:table-cell>
          <table:table-cell office:value-type="string" calcext:value-type="string">
            <text:p><text:a xlink:href="http://docs-europe.electrocomponents.com/webdocs/1528/0900766b81528d88.pdf" xlink:type="simple">URL</text:a>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table:formula="of:=[.L5]*[.D5]" office:value-type="float" office:value="0.019" calcext:value-type="float">
            <text:p>0.019</text:p>
          </table:table-cell>
          <table:table-cell table:style-name="ce32" office:value-type="currency" office:currency="GBP" office:value="0.475" calcext:value-type="currency">
            <text:p>£0.4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,C9,C11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eramic Cap, &gt;6V, 0805</text:p>
          </table:table-cell>
          <table:table-cell office:value-type="string" calcext:value-type="string">
            <text:p>RS</text:p>
          </table:table-cell>
          <table:table-cell table:style-name="ce29" office:value-type="string" calcext:value-type="string">
            <text:p><text:a xlink:href="http://uk.rs-online.com/web/p/ceramic-multilayer-capacitors/2644416/" xlink:type="simple">264-4416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<text:a xlink:href="http://docs-europe.electrocomponents.com/webdocs/1528/0900766b81528d8b.pdf" xlink:type="simple">URL</text:a>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table:formula="of:=[.L6]*[.D6]" office:value-type="float" office:value="0.081" calcext:value-type="float">
            <text:p>0.081</text:p>
          </table:table-cell>
          <table:table-cell table:style-name="ce32" office:value-type="currency" office:currency="GBP" office:value="0.675" calcext:value-type="currency">
            <text:p>£0.6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Neosid_Inductor_SM-NE29_SMD1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, &gt;500mA, 1008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multilayer-surface-mount-inductors/7867112/" xlink:type="simple">786-7112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LQM2HPN2R2MG0L</text:p>
          </table:table-cell>
          <table:table-cell office:value-type="string" calcext:value-type="string">
            <text:p><text:a xlink:href="http://docs-europe.electrocomponents.com/webdocs/1256/0900766b812561d9.pdf" xlink:type="simple">URL</text:a>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formula="of:=[.L7]*[.D7]" office:value-type="float" office:value="0.4" calcext:value-type="float">
            <text:p>0.4</text:p>
          </table:table-cell>
          <table:table-cell table:style-name="ce32" office:value-type="currency" office:currency="GBP" office:value="2" calcext:value-type="currency">
            <text:p>£2.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,R6,R7,R8,R9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, 080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surface-mount-fixed-resistors/2230691/" xlink:type="simple">223-0691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G0805F100K</text:p>
          </table:table-cell>
          <table:table-cell office:value-type="string" calcext:value-type="string">
            <text:p><text:a xlink:href="http://docs-europe.electrocomponents.com/webdocs/13d0/0900766b813d043d.pdf" xlink:type="simple">URL</text:a>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table:formula="of:=[.L8]*[.D8]" office:value-type="float" office:value="0.03" calcext:value-type="float">
            <text:p>0.03</text:p>
          </table:table-cell>
          <table:table-cell table:style-name="ce32" office:value-type="currency" office:currency="GBP" office:value="0.25" calcext:value-type="currency">
            <text:p>£0.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, 080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surface-mount-fixed-resistors/8326735/" xlink:type="simple">832-6735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CW0805200KJNEA</text:p>
          </table:table-cell>
          <table:table-cell office:value-type="string" calcext:value-type="string">
            <text:p><text:a xlink:href="http://docs-europe.electrocomponents.com/webdocs/13a4/0900766b813a4d36.pdf" xlink:type="simple">URL</text:a>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table:formula="of:=[.L9]*[.D9]" office:value-type="float" office:value="0.027" calcext:value-type="float">
            <text:p>0.027</text:p>
          </table:table-cell>
          <table:table-cell table:style-name="ce32" office:value-type="currency" office:currency="GBP" office:value="0.27" calcext:value-type="currency">
            <text:p>£0.2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k</text:p>
          </table:table-cell>
          <table:table-cell office:value-type="string" calcext:value-type="string">
            <text:p>Resistor, 080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surface-mount-fixed-resistors/7086925/" xlink:type="simple">708-6925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RA6AEB4533V</text:p>
          </table:table-cell>
          <table:table-cell office:value-type="string" calcext:value-type="string">
            <text:p><text:a xlink:href="http://docs-europe.electrocomponents.com/webdocs/0eb1/0900766b80eb1d8c.pdf" xlink:type="simple">URL</text:a>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table:formula="of:=[.L10]*[.D10]" office:value-type="float" office:value="0.042" calcext:value-type="float">
            <text:p>0.042</text:p>
          </table:table-cell>
          <table:table-cell table:style-name="ce32" office:value-type="currency" office:currency="GBP" office:value="0.21" calcext:value-type="currency">
            <text:p>£0.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80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surface-mount-fixed-resistors/8326723/" xlink:type="simple">832-6723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RCW080510K0JNEA</text:p>
          </table:table-cell>
          <table:table-cell office:value-type="string" calcext:value-type="string">
            <text:p><text:a xlink:href="http://docs-europe.electrocomponents.com/webdocs/13a4/0900766b813a4d34.pdf" xlink:type="simple">URL</text:a>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table:formula="of:=[.L11]*[.D11]" office:value-type="float" office:value="0.028" calcext:value-type="float">
            <text:p>0.028</text:p>
          </table:table-cell>
          <table:table-cell table:style-name="ce32" office:value-type="currency" office:currency="GBP" office:value="0.28" calcext:value-type="currency">
            <text:p>£0.28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TL3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Tactile Push Button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<text:a xlink:href="https://www.aliexpress.com/item/100-pcs-4-4-1-5mm-Tactile-Push-Button-Switch-Tact-Micro-Switch-4-Pin-SMD/32435561950.html" xlink:type="simple">32435561950</text:a>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formula="of:=[.N12]/100" office:value-type="float" office:value="0.0113" calcext:value-type="float">
            <text:p>0.0113</text:p>
          </table:table-cell>
          <table:table-cell table:style-name="Default" table:formula="of:=[.L12]*[.D12]" office:value-type="float" office:value="0.0113" calcext:value-type="float">
            <text:p>0.0113</text:p>
          </table:table-cell>
          <table:table-cell table:style-name="ce32" office:value-type="currency" office:currency="GBP" office:value="1.13" calcext:value-type="currency">
            <text:p>£1.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SOT-23-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3417B</text:p>
          </table:table-cell>
          <table:table-cell office:value-type="string" calcext:value-type="string">
            <text:p>Buck, Adj, 1.2A, SOT-23, 5-Pin</text:p>
          </table:table-cell>
          <table:table-cell office:value-type="string" calcext:value-type="string">
            <text:p>RS</text:p>
          </table:table-cell>
          <table:table-cell table:style-name="ce30" office:value-type="string" calcext:value-type="string">
            <text:p><text:a xlink:href="http://uk.rs-online.com/web/p/dc-dc-converters/8287463/" xlink:type="simple">828-7463</text:a>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AP3417BK-ADJTRG1</text:p>
          </table:table-cell>
          <table:table-cell office:value-type="string" calcext:value-type="string">
            <text:p><text:a xlink:href="http://docs-europe.electrocomponents.com/webdocs/1332/0900766b81332189.pdf" xlink:type="simple">URL</text:a></text:p>
          </table:table-cell>
          <table:table-cell table:style-name="Default" office:value-type="float" office:value="0.099" calcext:value-type="float">
            <text:p>0.099</text:p>
          </table:table-cell>
          <table:table-cell table:style-name="Default" table:formula="of:=[.L13]*[.D13]" office:value-type="float" office:value="0.198" calcext:value-type="float">
            <text:p>0.198</text:p>
          </table:table-cell>
          <table:table-cell table:style-name="ce32" office:value-type="currency" office:currency="GBP" office:value="2.475" calcext:value-type="currency">
            <text:p>£2.48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6203EM5-L-2-8/TR</text:p>
          </table:table-cell>
          <table:table-cell office:value-type="string" calcext:value-type="string">
            <text:p>LDO, 2.8V, 300mA, SOT-23, 5-Pi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low-dropout-voltage-regulators/6865761/" xlink:type="simple">686-5761</text:a></text:p>
          </table:table-cell>
          <table:table-cell office:value-type="string" calcext:value-type="string">
            <text:p>EXAR</text:p>
          </table:table-cell>
          <table:table-cell office:value-type="string" calcext:value-type="string">
            <text:p>SP6203EM5-L-2-8/TR</text:p>
          </table:table-cell>
          <table:table-cell office:value-type="string" calcext:value-type="string">
            <text:p><text:a xlink:href="http://docs-europe.electrocomponents.com/webdocs/0d9e/0900766b80d9edfe.pdf" xlink:type="simple">URL</text:a></text:p>
          </table:table-cell>
          <table:table-cell table:style-name="Default" office:value-type="float" office:value="0.194" calcext:value-type="float">
            <text:p>0.194</text:p>
          </table:table-cell>
          <table:table-cell table:style-name="Default" table:formula="of:=[.L14]*[.D14]" office:value-type="float" office:value="0.194" calcext:value-type="float">
            <text:p>0.194</text:p>
          </table:table-cell>
          <table:table-cell table:style-name="ce32" office:value-type="currency" office:currency="GBP" office:value="1.94" calcext:value-type="currency">
            <text:p>£1.9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401</text:p>
          </table:table-cell>
          <table:table-cell office:value-type="string" calcext:value-type="string">
            <text:p>USB Power Switch, Active Low, MSOP, 8-Pi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usb-power-switches/8228830/" xlink:type="simple">822-8830</text:a>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AP2401MP-13</text:p>
          </table:table-cell>
          <table:table-cell office:value-type="string" calcext:value-type="string">
            <text:p><text:a xlink:href="http://docs-europe.electrocomponents.com/webdocs/1321/0900766b81321a76.pdf" xlink:type="simple">URL</text:a></text:p>
          </table:table-cell>
          <table:table-cell table:style-name="Default" office:value-type="float" office:value="0.081" calcext:value-type="float">
            <text:p>0.081</text:p>
          </table:table-cell>
          <table:table-cell table:style-name="Default" table:formula="of:=[.L15]*[.D15]" office:value-type="float" office:value="0.081" calcext:value-type="float">
            <text:p>0.081</text:p>
          </table:table-cell>
          <table:table-cell table:style-name="ce32" office:value-type="currency" office:currency="GBP" office:value="2.025" calcext:value-type="currency">
            <text:p>£2.0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_Header_Straight_2x1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0</text:p>
          </table:table-cell>
          <table:table-cell office:value-type="string" calcext:value-type="string">
            <text:p>2.54mm Pitch, Through hole, 30-Pi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L16]*[.D16]" office:value-type="float" office:value="0" calcext:value-type="float">
            <text:p>0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0,C12</text:p>
          </table:table-cell>
          <table:table-cell office:value-type="string" calcext:value-type="string">
            <text:p>CP_Tantalum_Case-A_EIA-3216-18_H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Tantalum Cap, &gt;6V, 3216-18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tantalum-capacitors/6992860/" xlink:type="simple">699-2860</text:a>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JA476K006R</text:p>
          </table:table-cell>
          <table:table-cell office:value-type="string" calcext:value-type="string">
            <text:p><text:a xlink:href="http://docs-europe.electrocomponents.com/webdocs/0df8/0900766b80df8b87.pdf" xlink:type="simple">URL</text:a></text:p>
          </table:table-cell>
          <table:table-cell table:style-name="Default" office:value-type="float" office:value="0.091" calcext:value-type="float">
            <text:p>0.091</text:p>
          </table:table-cell>
          <table:table-cell table:style-name="Default" table:formula="of:=[.L17]*[.D17]" office:value-type="float" office:value="0.182" calcext:value-type="float">
            <text:p>0.182</text:p>
          </table:table-cell>
          <table:table-cell table:style-name="ce32" office:value-type="currency" office:currency="GBP" office:value="0.91" calcext:value-type="currency">
            <text:p>£0.9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CA_PH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OUT</text:p>
          </table:table-cell>
          <table:table-cell office:value-type="string" calcext:value-type="string">
            <text:p>Video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<text:a xlink:href="https://www.aliexpress.com/item/10PCS-LOT-AV-8-4-5-2x-Holes-2Pins-RCA-Sockets-90Degree-Audio-Video-Connecctors-Jacks/32792221853.html" xlink:type="simple">32792221853</text:a>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ae01.alicdn.com/kf/HTB101RLPFXXXXaMaXXXq6xXFXXXA/123434741/HTB101RLPFXXXXaMaXXXq6xXFXXXA.jpg" xlink:type="simple">URL</text:a></text:p>
          </table:table-cell>
          <table:table-cell table:style-name="Default" table:formula="of:=[.N18]/10" office:value-type="float" office:value="0.099" calcext:value-type="float">
            <text:p>0.099</text:p>
          </table:table-cell>
          <table:table-cell table:style-name="Default" table:formula="of:=[.L18]*[.D18]" office:value-type="float" office:value="0.099" calcext:value-type="float">
            <text:p>0.099</text:p>
          </table:table-cell>
          <table:table-cell table:style-name="ce33" office:value-type="currency" office:currency="GBP" office:value="0.99" calcext:value-type="currency">
            <text:p>£0.99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M3_Socket_SODIMM_DDR1-2_TE_1612618_NoHole_NoEndSil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3Lite</text:p>
          </table:table-cell>
          <table:table-cell office:value-type="string" calcext:value-type="string">
            <text:p>DDR2 DIMM Socke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dimm-sockets/7198725/" xlink:type="simple">719-8725</text:a>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73149-4</text:p>
          </table:table-cell>
          <table:table-cell office:value-type="string" calcext:value-type="string">
            <text:p><text:a xlink:href="http://docs-europe.electrocomponents.com/webdocs/0f83/0900766b80f83e87.pdf" xlink:type="simple">URL</text:a></text:p>
          </table:table-cell>
          <table:table-cell table:style-name="Default" office:value-type="float" office:value="1.85" calcext:value-type="float">
            <text:p>1.85</text:p>
          </table:table-cell>
          <table:table-cell table:style-name="Default" table:formula="of:=[.L19]*[.D19]" office:value-type="float" office:value="1.85" calcext:value-type="float">
            <text:p>1.85</text:p>
          </table:table-cell>
          <table:table-cell table:style-name="ce32" office:value-type="currency" office:currency="GBP" office:value="1.85" calcext:value-type="currency">
            <text:p>£1.85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olex_Right_Angle_SMT_TypeB_MicroUSB_105017_Circular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OTG/USB_POWER</text:p>
          </table:table-cell>
          <table:table-cell office:value-type="string" calcext:value-type="string">
            <text:p>USB Micro Socke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://uk.rs-online.com/web/p/micro-usb-connectors/8486764/" xlink:type="simple">848-6764</text:a>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05017-0001</text:p>
          </table:table-cell>
          <table:table-cell office:value-type="string" calcext:value-type="string">
            <text:p><text:a xlink:href="http://docs-europe.electrocomponents.com/webdocs/1388/0900766b813885f7.pdf" xlink:type="simple">URL</text:a></text:p>
          </table:table-cell>
          <table:table-cell table:style-name="Default" office:value-type="float" office:value="0.356" calcext:value-type="float">
            <text:p>0.356</text:p>
          </table:table-cell>
          <table:table-cell table:style-name="Default" table:formula="of:=[.L20]*[.D20]" office:value-type="float" office:value="0.712" calcext:value-type="float">
            <text:p>0.712</text:p>
          </table:table-cell>
          <table:table-cell table:style-name="ce32" office:value-type="currency" office:currency="GBP" office:value="1.78" calcext:value-type="currency">
            <text:p>£1.78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PCB Fabrication</text:p>
          </table:table-cell>
          <table:table-cell table:style-name="ce25" office:value-type="string" calcext:value-type="string">
            <text:p>Ordered with OSH Park</text:p>
          </table:table-cell>
          <table:table-cell office:value-type="string" calcext:value-type="string">
            <text:p>OSH Par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a xlink:href="https://oshpark.com/" xlink:type="simple">URL</text:a></text:p>
          </table:table-cell>
          <table:table-cell table:style-name="Default" table:formula="of:=[.N21]/3" office:value-type="float" office:value="4.54666666666667" calcext:value-type="float">
            <text:p>4.54666666666667</text:p>
          </table:table-cell>
          <table:table-cell table:style-name="Default" table:formula="of:=[.N21]/3" office:value-type="float" office:value="4.54666666666667" calcext:value-type="float">
            <text:p>4.54666666666667</text:p>
          </table:table-cell>
          <table:table-cell table:style-name="ce32" office:value-type="currency" office:currency="GBP" office:value="13.64" calcext:value-type="currency">
            <text:p>£13.64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6"/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number-columns-repeated="4"/>
          <table:table-cell table:style-name="ce24" office:value-type="string" calcext:value-type="string" table:number-columns-spanned="2" table:number-rows-spanned="1">
            <text:p>Total cost (for required quantity):</text:p>
          </table:table-cell>
          <table:covered-table-cell table:style-name="ce27"/>
          <table:table-cell table:style-name="ce28" table:formula="of:=SUM([.M2:.M21])" office:value-type="currency" office:currency="GBP" office:value="9.25996666666667" calcext:value-type="currency">
            <text:p>£9.26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4" office:value-type="string" calcext:value-type="string" table:number-columns-spanned="2" table:number-rows-spanned="1">
            <text:p>Total cost (actual):</text:p>
          </table:table-cell>
          <table:covered-table-cell table:style-name="ce27"/>
          <table:table-cell table:style-name="ce28" table:formula="of:=SUM([.N2:.N21])" office:value-type="currency" office:currency="GBP" office:value="34.43" calcext:value-type="currency">
            <text:p>£34.43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min-integer-digits="1"/>
      <number:text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4" loext:min-decimal-places="4" number:min-integer-digits="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15:08:57.20831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4:51:33.167646600</dc:date>
    <meta:editing-duration>PT2H5M31S</meta:editing-duration>
    <meta:editing-cycles>20</meta:editing-cycles>
    <meta:generator>LibreOffice/5.4.1.2.0$Linux_X86_64 LibreOffice_project/40m0$Build-2</meta:generator>
    <dc:title>Bill of materials for cmio project</dc:title>
    <meta:document-statistic meta:table-count="1" meta:cell-count="297" meta:object-count="0"/>
    <meta:user-defined meta:name="License">TAPR Open Hardware License</meta:user-defined>
    <meta:user-defined meta:name="URL">https://github.com/deltabeard/cmio</meta:user-defined>
  </office:meta>
</office:document-meta>
</file>